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ExistsSelector.select( String uri , Map objectModel , Parameters paramet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ourceExistsSelec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